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8000000438410445923C10B9D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3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name="Picture 2" draw:style-name="gr1" draw:text-style-name="P1" draw:layer="layout" svg:width="33.864cm" svg:height="19.047cm" svg:x="-3.175cm" svg:y="-2.537cm">
          <draw:image xlink:href="Pictures/100002010000078000000438410445923C10B9D5.png" xlink:type="simple" xlink:show="embed" xlink:actuate="onLoad" draw:mime-type="image/png">
            <text:p/>
          </draw:image>
          <svg:desc>\\DROBO-FS\QuickDrops\JB\PPTX NG\Droplets\LightingOverlay.png</svg:desc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4-14T11:59:15.778736136</meta:creation-date>
    <dc:date>2021-04-14T17:10:08.021987968</dc:date>
    <meta:editing-duration>PT2M30S</meta:editing-duration>
    <meta:editing-cycles>3</meta:editing-cycles>
    <meta:generator>LibreOfficeDev/7.2.0.0.alpha0$Linux_X86_64 LibreOffice_project/0dad3109d98d16b08817c3b80f36dbb65c5f6aec</meta:generator>
    <meta:document-statistic meta:object-count="24"/>
  </office:meta>
</office:document-meta>
</file>